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357634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style:num-suffix="➢" text:bullet-char="➢">
        <style:list-level-properties/>
        <style:text-properties fo:font-family="StarSymbol"/>
      </text:list-level-style-bullet>
      <text:list-level-style-bullet text:level="2" text:style-name="ListLabel_20_1" style:num-suffix="➢" text:bullet-char="➢">
        <style:list-level-properties/>
        <style:text-properties fo:font-family="StarSymbol"/>
      </text:list-level-style-bullet>
      <text:list-level-style-bullet text:level="3" text:style-name="ListLabel_20_1" style:num-suffix="➢" text:bullet-char="➢">
        <style:list-level-properties/>
        <style:text-properties fo:font-family="StarSymbol"/>
      </text:list-level-style-bullet>
      <text:list-level-style-bullet text:level="4" text:style-name="ListLabel_20_1" style:num-suffix="➢" text:bullet-char="➢">
        <style:list-level-properties/>
        <style:text-properties fo:font-family="StarSymbol"/>
      </text:list-level-style-bullet>
      <text:list-level-style-bullet text:level="5" text:style-name="ListLabel_20_1" style:num-suffix="➢" text:bullet-char="➢">
        <style:list-level-properties/>
        <style:text-properties fo:font-family="StarSymbol"/>
      </text:list-level-style-bullet>
      <text:list-level-style-bullet text:level="6" text:style-name="ListLabel_20_1" style:num-suffix="➢" text:bullet-char="➢">
        <style:list-level-properties/>
        <style:text-properties fo:font-family="StarSymbol"/>
      </text:list-level-style-bullet>
      <text:list-level-style-bullet text:level="7" text:style-name="ListLabel_20_1" style:num-suffix="➢" text:bullet-char="➢">
        <style:list-level-properties/>
        <style:text-properties fo:font-family="StarSymbol"/>
      </text:list-level-style-bullet>
      <text:list-level-style-bullet text:level="8" text:style-name="ListLabel_20_1" style:num-suffix="➢" text:bullet-char="➢">
        <style:list-level-properties/>
        <style:text-properties fo:font-family="StarSymbol"/>
      </text:list-level-style-bullet>
      <text:list-level-style-bullet text:level="9" text:style-name="ListLabel_20_1" style:num-suffix="➢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10-05T09:46:35</meta:creation-date>
    <dc:date>2012-01-06T19:21:33.92</dc:date>
    <meta:print-date>2012-01-06T19:20:30.34</meta:print-date>
    <meta:editing-cycles>185</meta:editing-cycles>
    <meta:editing-duration>PT21H50M34S</meta:editing-duration>
    <meta:document-statistic meta:table-count="9" meta:image-count="1" meta:object-count="0" meta:page-count="2" meta:paragraph-count="15" meta:word-count="149" meta:character-count="866"/>
    <meta:user-defined meta:name="Información 1"/>
    <meta:user-defined meta:name="Información 2"/>
    <meta:user-defined meta:name="Información 3"/>
    <meta:user-defined meta:name="Información 4"/>
  </office:meta>
</office:document-meta>
</file>